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left" draw:textarea-vertical-align="top" draw:auto-grow-height="false" draw:shadow="hidden"/>
    </style:style>
    <style:style style:name="gr2" style:family="graphic" style:parent-style-name="standard">
      <style:graphic-properties draw:fill="solid" draw:fill-color="#99ccff" draw:textarea-horizontal-align="left" draw:textarea-vertical-align="top" draw:auto-grow-height="false" draw:shadow="hidden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gradient-name="Gradient_20_1" draw:textarea-horizontal-align="righ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 draw:auto-grow-height="false" draw:shadow="hidden"/>
    </style:style>
    <style:style style:name="gr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cm" svg:height="3.8cm" svg:x="4.898cm" svg:y="0.6cm">
          <text:p text:style-name="P1">GB4DGraph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6.5cm" svg:height="2.5cm" svg:x="4.898cm" svg:y="4.8cm">
          <text:p text:style-name="P1">GB4DLcd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2.5cm" svg:x="4.898cm" svg:y="7.7cm">
          <text:p text:style-name="P1">GBTran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1.7cm" svg:x="4.898cm" svg:y="14.1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3.1cm" svg:x="4.898cm" svg:y="16.1cm">
          <text:p text:style-name="P1">GorillaBuilderz 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2.7cm" svg:x="4.898cm" svg:y="10.6cm">
          <text:p text:style-name="P1">Arduino C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1cm" svg:x="5.198cm" svg:y="11.7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42cm" svg:height="1cm" svg:x="15.698cm" svg:y="11.7cm">
          <text:p text:style-name="P1">Seri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5.098cm" svg:y="8.8cm">
          <text:p text:style-name="P1">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15.698cm" svg:y="8.8cm">
          <text:p text:style-name="P1">Serial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cm" svg:height="1cm" svg:x="9.498cm" svg:y="8.8cm">
          <text:p text:style-name="P1">SC16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8.998cm" svg:y="5.9cm">
          <text:p text:style-name="P1">GB4DSpi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1cm" svg:x="14.698cm" svg:y="5.9cm">
          <text:p text:style-name="P1">GB4DSerial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1cm" svg:x="6.398cm" svg:y="1.6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9.398cm" svg:y="1.6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1.398cm" svg:y="3.1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5.398cm" svg:y="3.1cm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8.398cm" svg:y="3.1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2.898cm" svg:y="1.6cm">
          <text:p text:style-name="P1">RadialGau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5.398cm" svg:y="3.1cm">
          <text:p text:style-name="P1">Radial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7.398cm" svg:y="1.6cm">
          <text:p text:style-name="P1">RadialTick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6cm" svg:y1="13.7cm" svg:x2="22.398cm" svg:y2="13.7cm">
          <text:p/>
        </draw:line>
        <draw:frame draw:style-name="gr6" draw:layer="layout" svg:width="3.245cm" svg:height="0.962cm" svg:x="1.157cm" svg:y="14.4cm">
          <draw:text-box>
            <text:p>Hardware</text:p>
          </draw:text-box>
        </draw:frame>
        <draw:frame draw:style-name="gr6" draw:layer="layout" svg:width="3.004cm" svg:height="0.962cm" svg:x="1.398cm" svg:y="12.1cm">
          <draw:text-box>
            <text:p>Software</text:p>
          </draw:text-box>
        </draw:frame>
        <draw:line draw:style-name="gr7" draw:text-style-name="P1" draw:layer="layout" svg:x1="4.398cm" svg:y1="13.7cm" svg:x2="4.398cm" svg:y2="17.7cm">
          <text:p/>
        </draw:line>
        <draw:line draw:style-name="gr7" draw:text-style-name="P1" draw:layer="layout" svg:x1="4.398cm" svg:y1="13.7cm" svg:x2="4.398cm" svg:y2="8.2cm">
          <text:p/>
        </draw:line>
        <draw:custom-shape draw:style-name="gr8" draw:text-style-name="P1" draw:layer="layout" svg:width="12.667cm" svg:height="1.5cm" draw:transform="rotate (1.5707963267946) translate (22.7cm 13.267cm)">
          <text:p text:style-name="P1">GBDiagno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3cm" svg:height="1cm" svg:x="21.4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3cm" svg:height="1cm" svg:x="21.4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3cm" svg:height="1cm" svg:x="21.4cm" svg:y="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56cm" svg:height="1cm" svg:x="21.14cm" svg:y="11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Dumas</meta:initial-creator>
    <meta:creation-date>2012-04-26T12:36:47</meta:creation-date>
    <dc:date>2012-04-30T12:34:32</dc:date>
    <dc:creator>Andre Dumas</dc:creator>
    <meta:editing-duration>PT4H24M1S</meta:editing-duration>
    <meta:editing-cycles>33</meta:editing-cycles>
    <meta:generator>LibreOffice/3.3$Linux LibreOffice_project/330m19$Build-401</meta:generator>
    <meta:document-statistic meta:object-count="31"/>
  </office:meta>
</office:document-meta>
</file>